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600000096A22E240137B172D3.png" manifest:media-type="image/png"/>
  <manifest:file-entry manifest:full-path="Pictures/100000010000061C000000C3F918CEF53E2F2766.png" manifest:media-type="image/png"/>
  <manifest:file-entry manifest:full-path="Pictures/100000010000061C000000C3DE0EC43F421C0F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8c73" officeooo:paragraph-rsid="000b8c7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8c73" officeooo:paragraph-rsid="000b8c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b8c73" officeooo:paragraph-rsid="000d96d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05c83" officeooo:paragraph-rsid="00105c83" style:font-size-asian="16pt" style:font-weight-asian="bold" style:font-size-complex="16pt" style:font-weight-complex="bold"/>
    </style:style>
    <style:style style:name="T1" style:family="text">
      <style:text-properties officeooo:rsid="000b8c73"/>
    </style:style>
    <style:style style:name="T2" style:family="text">
      <style:text-properties officeooo:rsid="000c1afb"/>
    </style:style>
    <style:style style:name="T3" style:family="text">
      <style:text-properties officeooo:rsid="00105c83"/>
    </style:style>
    <style:style style:name="T4" style:family="text">
      <style:text-properties officeooo:rsid="00123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Subqueries</text:span><text:span text:style-name="T1">– </text:span><text:span text:style-name="T2">11</text:span></text:p>
      <text:p text:style-name="P1"/>
      <text:p text:style-name="P5">Subquerries</text:p>
      <text:p text:style-name="P2"/>
      <text:p text:style-name="P3">Q1) <text:span text:style-name="T3">Write a query that uses a subquerry to obtain all orders for the customer named =”Cisneros”</text:span></text:p>
      <text:p text:style-name="P3"/>
      <text:p text:style-name="P3"/>
      <text:p text:style-name="P3">Ans :</text:p>
      <text:p text:style-name="P3"/>
      <text:p text:style-name="P3"><draw:frame draw:style-name="fr1" draw:name="Image1" text:anchor-type="char" svg:x="-0.15cm" svg:y="1.508cm" svg:width="26cm" svg:height="4.967cm" draw:z-index="0"><draw:image xlink:href="Pictures/100000010000061C000000C3DE0EC43F421C0FA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Q2)<text:span text:style-name="T3">Write query that produces the names and rating who have above -average ordres</text:span></text:p>
      <text:p text:style-name="P3"/>
      <text:p text:style-name="P4">Ans :</text:p>
      <text:p text:style-name="P4"><draw:frame draw:style-name="fr1" draw:name="Image2" text:anchor-type="char" svg:x="0cm" svg:y="0.609cm" svg:width="25.7cm" svg:height="5.584cm" draw:z-index="1"><draw:image xlink:href="Pictures/100000010000061C000000C3F918CEF53E2F2766.png" xlink:type="simple" xlink:show="embed" xlink:actuate="onLoad" draw:mime-type="image/png"/></draw:frame></text:p>
      <text:p text:style-name="P3"/>
      <text:p text:style-name="P3"/>
      <text:p text:style-name="P3"/>
      <text:p text:style-name="P3">Q3)<text:span text:style-name="T4">Write a query that selects that total amount in orders for each salespeople for whom this total is greter than the amount of the largest order</text:span></text:p>
      <text:p text:style-name="P3">Ans :</text:p>
      <text:p text:style-name="P3"/>
      <text:p text:style-name="P3"/>
      <text:p text:style-name="P3"/>
      <text:p text:style-name="P3"><draw:frame draw:style-name="fr1" draw:name="Image3" text:anchor-type="char" svg:x="-0.159cm" svg:y="0.471cm" svg:width="25.7cm" svg:height="4.038cm" draw:z-index="2"><draw:image xlink:href="Pictures/100000010000056600000096A22E240137B172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12:30.086922768</meta:creation-date>
    <dc:date>2023-09-15T16:31:29.869394768</dc:date>
    <meta:editing-duration>PT3H22M57S</meta:editing-duration>
    <meta:editing-cycles>4</meta:editing-cycles>
    <meta:generator>LibreOffice/7.3.5.2$Linux_X86_64 LibreOffice_project/30$Build-2</meta:generator>
    <meta:document-statistic meta:table-count="0" meta:image-count="3" meta:object-count="0" meta:page-count="2" meta:paragraph-count="8" meta:word-count="65" meta:character-count="361" meta:non-whitespace-character-count="303"/>
  </office:meta>
</office:document-meta>
</file>